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704a96f0f3444517bea5694fd00c6f34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Gbk1pod" style:family="table-cell">
      <style:table-cell-properties style:vertical-align="middle" fo:border="0.05pt solid #000000" fo:padding="0.100cm"/>
    </style:style>
    <style:style style:name="Table704a96f0f3444517bea5694fd00c6f34.1" style:family="table-column">
      <style:table-column-properties style:rel-column-width="65534*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Hallo?</text:p>
      <table:table table:name="Table704a96f0f3444517bea5694fd00c6f34" table:style-name="Table704a96f0f3444517bea5694fd00c6f34">
        <table:table-column table:style-name="Table704a96f0f3444517bea5694fd00c6f34.1"/>
        <table:table-row>
          <table:table-cell table:style-name="Gbk1pod">
            <text:p text:style-name="podCellContent"/>
            <text:p>Text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text:list-style style:name="podNumberedList">
      <text:list-level-style-number text:level="1" text:style-name="podNumberStyle" style:num-suffix="." style:num-format="1">
        <style:list-level-properties text:space-before="0.08in" text:min-label-width="0.32in"/>
      </text:list-level-style-number>
      <text:list-level-style-number text:level="2" text:style-name="podNumberStyle" style:num-suffix="." style:num-format="1">
        <style:list-level-properties text:space-before="0.4in" text:min-label-width="0.32in"/>
      </text:list-level-style-number>
      <text:list-level-style-number text:level="3" text:style-name="podNumberStyle" style:num-suffix="." style:num-format="1">
        <style:list-level-properties text:space-before="0.72in" text:min-label-width="0.32in"/>
      </text:list-level-style-number>
      <text:list-level-style-number text:level="4" text:style-name="podNumberStyle" style:num-suffix="." style:num-format="1">
        <style:list-level-properties text:space-before="1.04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1in" text:min-label-width="0.3in"/>
      </text:list-level-style-bullet>
      <text:list-level-style-bullet text:level="2" text:style-name="podBulletStyle" text:bullet-char="◦">
        <style:list-level-properties text:space-before="0.42in" text:min-label-width="0.3in"/>
      </text:list-level-style-bullet>
      <text:list-level-style-bullet text:level="3" text:style-name="podBulletStyle" text:bullet-char="▪">
        <style:list-level-properties text:space-before="0.74in" text:min-label-width="0.3in"/>
      </text:list-level-style-bullet>
      <text:list-level-style-bullet text:level="4" text:style-name="podBulletStyle" text:bullet-char="•">
        <style:list-level-properties text:space-before="1.06in" text:min-label-width="0.3in"/>
      </text:list-level-style-bullet>
    </text:list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  <dc:title>xhtmlComplex6</dc:title>
  </office:meta>
</office:document-meta>
</file>